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6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8" style:family="paragraph" style:parent-style-name="Standard">
      <style:text-properties style:use-window-font-color="true" style:font-name="Times New Roman" fo:font-size="18pt" fo:background-color="transparent" style:font-size-asian="18pt" style:font-size-complex="18pt"/>
    </style:style>
    <style:style style:name="P9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0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1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3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4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bold" fo:background-color="transparent" style:font-name-asian="CMSLTT10" style:font-size-asian="16pt" style:font-style-asian="normal" style:font-weight-asian="bold" style:font-name-complex="CMSLTT10" style:font-size-complex="16pt" style:font-style-complex="normal" style:font-weight-complex="bold"/>
    </style:style>
    <style:style style:name="P1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cc0000" style:font-name="Times New Roman" fo:font-size="18pt" fo:letter-spacing="normal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6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1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fo:font-size="18pt" fo:background-color="transparent" style:font-size-asian="18pt" style:font-size-complex="18pt"/>
    </style:style>
    <style:style style:name="P2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2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2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2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25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2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bold" fo:background-color="transparent" style:font-name-asian="NimbusMonL-Regu" style:font-size-asian="18pt" style:font-style-asian="italic" style:font-weight-asian="bold" style:font-name-complex="NimbusMonL-Regu" style:font-size-complex="18pt" style:font-style-complex="italic" style:font-weight-complex="bold"/>
    </style:style>
    <style:style style:name="P29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0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1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background-color="transparent" style:font-size-asian="18pt" style:font-size-complex="18pt"/>
    </style:style>
    <style:style style:name="P32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P33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4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5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36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37" style:family="paragraph" style:parent-style-name="Standard">
      <style:paragraph-properties fo:margin-top="0.0201in" fo:margin-bottom="0.0201in" fo:text-align="start" style:justify-single-word="false" style:text-autospace="none"/>
    </style:style>
    <style:style style:name="P38" style:family="paragraph" style:parent-style-name="Standard">
      <style:paragraph-properties fo:margin-top="0.0201in" fo:margin-bottom="0.0201in" fo:text-align="start" style:justify-single-word="false" style:text-autospace="non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#ffff00" style:font-name-asian="NimbusMonL-Regu" style:font-size-asian="18pt" style:font-weight-asian="normal" style:font-name-complex="NimbusMonL-Regu" style:font-size-complex="18pt" style:font-weight-complex="normal"/>
    </style:style>
    <style:style style:name="P4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background-color="transparent" style:font-name-asian="NimbusMonL-Regu" style:font-size-asian="18pt" style:font-name-complex="NimbusMonL-Regu" style:font-size-complex="18pt"/>
    </style:style>
    <style:style style:name="P4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4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6" style:family="paragraph" style:parent-style-name="Standard">
      <style:paragraph-properties fo:margin-top="0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000000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47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8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9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50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1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3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54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</style:style>
    <style:style style:name="P55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5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57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font-variant="normal" fo:text-transform="none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4" style:family="text">
      <style:text-properties fo:font-variant="normal" fo:text-transform="none" fo:letter-spacing="normal" fo:font-style="normal" style:font-name-asian="Lucida Sans" style:font-style-asian="normal" style:font-name-complex="Lucida Sans" style:font-style-complex="normal"/>
    </style:style>
    <style:style style:name="T5" style:family="text">
      <style:text-properties fo:font-variant="normal" fo:text-transform="none" fo:letter-spacing="normal" fo:font-style="normal" style:font-style-asian="normal" style:font-style-complex="normal"/>
    </style:style>
    <style:style style:name="T6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letter-spacing="normal" fo:font-style="normal" fo:font-weight="bold" style:font-name-asian="Lucida Sans" style:font-style-asian="normal" style:font-weight-asian="bold" style:font-name-complex="Lucida Sans" style:font-style-complex="normal" style:font-weight-complex="bold"/>
    </style:style>
    <style:style style:name="T8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#ffff00" style:font-name-asian="Lucida Sans" style:font-style-asian="normal" style:font-name-complex="Lucida Sans" style:font-style-complex="normal"/>
    </style:style>
    <style:style style:name="T9" style:family="text">
      <style:text-properties fo:font-variant="normal" fo:text-transform="none" fo:letter-spacing="normal" style:font-name-asian="Lucida Sans" style:font-name-complex="Lucida Sans"/>
    </style:style>
    <style:style style:name="T10" style:family="text">
      <style:text-properties fo:font-variant="normal" fo:text-transform="none" fo:color="#ff3333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font-variant="normal" fo:text-transform="none" fo:color="#ff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2" style:family="text">
      <style:text-properties fo:font-variant="normal" fo:text-transform="none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3" style:family="text">
      <style:text-properties fo:font-variant="normal" fo:text-transform="none" style:font-name="Times New Roman" fo:letter-spacing="normal" fo:font-weight="normal" fo:background-color="#ffff00" style:font-name-asian="Lucida Sans" style:font-weight-asian="normal" style:font-name-complex="Lucida Sans" style:font-weight-complex="normal"/>
    </style:style>
    <style:style style:name="T14" style:family="text">
      <style:text-properties fo:font-variant="normal" fo:text-transform="none" style:font-name="Times New Roman" fo:letter-spacing="normal" fo:font-weight="normal" fo:background-color="#ffff00" style:font-name-asian="NimbusMonL-Regu" style:font-weight-asian="normal" style:font-name-complex="NimbusMonL-Regu" style:font-weight-complex="normal"/>
    </style:style>
    <style:style style:name="T15" style:family="text">
      <style:text-properties fo:font-variant="normal" fo:text-transform="none" style:font-name="Times New Roman" fo:letter-spacing="normal" fo:font-weight="normal" style:font-name-asian="NimbusMonL-Regu" style:font-weight-asian="normal" style:font-name-complex="NimbusMonL-Regu" style:font-weight-complex="normal"/>
    </style:style>
    <style:style style:name="T16" style:family="text">
      <style:text-properties fo:font-variant="normal" fo:text-transform="none" style:font-name="Times New Roman" fo:letter-spacing="normal" fo:font-style="italic" fo:font-weight="normal" style:font-name-asian="NimbusMonL-Regu" style:font-weight-asian="normal" style:font-name-complex="NimbusMonL-Regu" style:font-weight-complex="normal"/>
    </style:style>
    <style:style style:name="T17" style:family="text">
      <style:text-properties fo:font-variant="normal" fo:text-transform="none" style:font-name="Times New Roman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18" style:family="text">
      <style:text-properties fo:font-variant="normal" fo:text-transform="none" style:font-name="Times New Roman" fo:letter-spacing="normal"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19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0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21" style:family="text">
      <style:text-properties fo:font-variant="normal" fo:text-transform="none" style:use-window-font-color="true" style:font-name="Times New Roman" fo:letter-spacing="normal" fo:background-color="transparent" style:font-name-asian="Lucida Sans" style:font-name-complex="Lucida Sans"/>
    </style:style>
    <style:style style:name="T22" style:family="text">
      <style:text-properties fo:font-variant="normal" fo:text-transform="none" style:use-window-font-color="true" style:font-name="Times New Roman" fo:letter-spacing="normal" fo:background-color="transparent" style:font-name-asian="Courier" style:font-name-complex="Courier"/>
    </style:style>
    <style:style style:name="T23" style:family="text"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T24" style:family="text">
      <style:text-properties fo:font-variant="normal" fo:text-transform="none" fo:color="#33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background-color="#ffff0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Times New Roman" fo:font-weight="normal" style:font-name-asian="Inconsolata-zi4r" style:font-weight-asian="normal" style:font-name-complex="Inconsolata-zi4r" style:font-weight-complex="normal"/>
    </style:style>
    <style:style style:name="T29" style:family="text">
      <style:text-properties style:font-name-asian="Lucida Sans" style:font-name-complex="Lucida Sans"/>
    </style:style>
    <style:style style:name="T30" style:family="text">
      <style:text-properties style:font-name-asian="NimbusMonL-Regu" style:font-name-complex="NimbusMonL-Regu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background-color="#ffff00" style:font-name-asian="Lucida Sans" style:font-style-asian="normal" style:font-name-complex="Lucida Sans" style:font-style-complex="normal"/>
    </style:style>
    <style:style style:name="T33" style:family="text">
      <style:text-properties fo:font-style="normal" fo:background-color="#ffff00" style:font-style-asian="normal" style:font-style-complex="normal"/>
    </style:style>
    <style:style style:name="T34" style:family="text">
      <style:text-properties fo:font-style="normal" style:text-underline-style="none" fo:font-weight="bold" fo:background-color="#ffff00" style:font-name-asian="Lucida Sans" style:font-style-asian="normal" style:font-weight-asian="bold" style:font-name-complex="Lucida Sans" style:font-style-complex="normal" style:font-weight-complex="bold"/>
    </style:style>
    <style:style style:name="T35" style:family="text">
      <style:text-properties fo:font-style="normal" style:text-underline-style="none" fo:background-color="#ffff00" style:font-name-asian="Lucida Sans" style:font-style-asian="normal" style:font-name-complex="Lucida Sans" style:font-style-complex="normal"/>
    </style:style>
    <style:style style:name="T36" style:family="text">
      <style:text-properties fo:font-style="normal" style:text-underline-style="none" style:font-name-asian="Lucida Sans" style:font-style-asian="normal" style:font-name-complex="Lucida Sans" style:font-style-complex="normal"/>
    </style:style>
    <style:style style:name="T37" style:family="text">
      <style:text-properties fo:font-style="normal" style:font-name-asian="Lucida Sans" style:font-style-asian="normal" style:font-name-complex="Lucida Sans" style:font-style-complex="normal"/>
    </style:style>
    <style:style style:name="T38" style:family="text">
      <style:text-properties fo:font-style="normal" style:text-underline-style="solid" style:text-underline-width="auto" style:text-underline-color="font-color" style:font-name-asian="Lucida Sans" style:font-style-asian="normal" style:font-name-complex="Lucida Sans" style:font-style-complex="normal"/>
    </style:style>
    <style:style style:name="T39" style:family="text">
      <style:text-properties fo:color="#ff3333" fo:background-color="#ffff66"/>
    </style:style>
    <style:style style:name="T40" style:family="text">
      <style:text-properties style:font-name-asian="CMSLTT10" style:font-name-complex="CMSLTT10"/>
    </style:style>
    <style:style style:name="T41" style:family="text">
      <style:text-properties style:font-name-asian="Courier" style:font-name-complex="Courier"/>
    </style:style>
    <style:style style:name="T42" style:family="text">
      <style:text-properties fo:background-color="#ffff00"/>
    </style:style>
    <style:style style:name="T43" style:family="text">
      <style:text-properties fo:background-color="#ffff00" style:font-name-asian="NimbusMonL-Regu" style:font-name-complex="NimbusMonL-Regu"/>
    </style:style>
    <style:style style:name="T44" style:family="text">
      <style:text-properties style:font-name-asian="Inconsolata-zi4r" style:font-name-complex="Inconsolata-zi4r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Courier" style:font-name-complex="Courier"/>
    </style:style>
    <style:style style:name="T47" style:family="text">
      <style:text-properties style:use-window-font-color="true" style:font-name="Times New Roman" fo:background-color="transparent" style:font-name-asian="Courier" style:font-name-complex="Courier"/>
    </style:style>
    <style:style style:name="T48" style:family="text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49" style:family="text">
      <style:text-properties fo:font-size="16pt" style:font-name-asian="Inconsolata-zi4r" style:font-size-asian="16pt" style:font-name-complex="Inconsolata-zi4r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mployment Rate: the <text:span text:style-name="T25">seasonally adjusted monthly rate of unemployment</text:span>, defined by the Bureau of Labor Statistics as the number unemployed as a percent of the labor force</text:p>
      <text:p text:style-name="P1">UNRATE</text:p>
      <text:p text:style-name="P10"><text:s text:c="3"/></text:p>
      <text:p text:style-name="P9">library(fredr);library(fImport); library( forecast ); library(bnlearn); library( bnstruct ); library(imputeTS);library(fractaldim)</text:p>
      <text:p text:style-name="P14"><text:span text:style-name="T27">library(rgl);</text:span> </text:p>
      <text:p text:style-name="P14"/>
      <text:p text:style-name="P9">current_key &lt;- Sys.getenv("FRED_API_KEY")</text:p>
      <text:p text:style-name="P9">fredr_set_key("f5c580affb3adda7c20836f9936a3c98") <text:s text:c="32"/># <text:s/>put blank before *</text:p>
      <text:p text:style-name="P36"># load and repair series titles</text:p>
      <text:p text:style-name="P36">fred.dnld <text:s/>= read.table( file='fredie.csv', <text:s/>header = F, <text:s/>sep = '\t' <text:s text:c="2"/>, <text:s text:c="2"/>as.is = T <text:s/>)</text:p>
      <text:p text:style-name="Standard"><text:span text:style-name="T48">nn = colnames( gdpDb ) <text:s text:c="8"/>#fred.dnld[ , 1 ]</text:span></text:p>
      <text:p text:style-name="P6">nn = trimws( nn ) </text:p>
      <text:p text:style-name="P3">nn&lt;-gsub( ":", "", nn, fixed=TRUE)</text:p>
      <text:p text:style-name="P3">nn&lt;-gsub( '-', ".", nn, fixed=TRUE)</text:p>
      <text:p text:style-name="P6">nn&lt;-gsub( "..", ".", nn, fixed=TRUE)</text:p>
      <text:p text:style-name="P6">nn&lt;-gsub( ":", "", nn, fixed=TRUE)</text:p>
      <text:p text:style-name="P6">colnames( gdpDb )<text:span text:style-name="T1"> = nn</text:span></text:p>
      <text:p text:style-name="P35">#fred.dnld[ , 1 ] = nn</text:p>
      <text:p text:style-name="P12">write.table( <text:span text:style-name="T46">fred.dnld</text:span>, '<text:span text:style-name="T46">fred.dnld</text:span>.csv', sep='<text:span text:style-name="T44">\t' <text:s/>, row.names=F, col.names=F ) </text:span></text:p>
      <text:p text:style-name="P13"/>
      <text:p text:style-name="P39">x<text:span text:style-name="T4"> = as.data.frame( fredr(series_id = '</text:span><text:span text:style-name="T7">UNRATE</text:span><text:span text:style-name="T4">', observation_start = as.Date('1991-01-01'), </text:span></text:p>
      <text:p text:style-name="P21"><text:s text:c="29"/>frequency = 'm', aggregation_method = "avg" ) ) <text:s/>#, units='pch'</text:p>
      <text:p text:style-name="P21">date.ruler = x[ , 1 ]<text:tab/></text:p>
      <text:p text:style-name="P21">rm(x)</text:p>
      <text:p text:style-name="P53"/>
      <text:p text:style-name="P12"/>
      <text:p text:style-name="P53">gdpDb <text:s/>= read.table( file='gdpDb.csv', <text:s/>row.names=1, header = T, <text:s/>sep = '\t' <text:s text:c="2"/>, <text:s text:c="2"/>as.is = T <text:s/>)</text:p>
      <text:p text:style-name="P54"><text:span text:style-name="T23">rownames( gdpDb ) = gdpDb[ , 1 ]</text:span></text:p>
      <text:p text:style-name="P53">gdpDb = gdpDb[ , -1 ]</text:p>
      <text:p text:style-name="P53"><text:s/></text:p>
      <text:p text:style-name="P53">cpiDb <text:s/>= read.table( file='cpiDb.csv', <text:s/>row.names=1, header = T, <text:s/>sep = '\t' <text:s text:c="2"/>, <text:s text:c="2"/>as.is = T <text:s/>)</text:p>
      <text:p text:style-name="P54"><text:span text:style-name="T23">rownames( cpiDb ) = cpiDb[ , 1 ]</text:span></text:p>
      <text:p text:style-name="P53">cpiDb = cpiDb[ , -1 ]</text:p>
      <text:p text:style-name="P53"><text:s/></text:p>
      <text:p text:style-name="P53">payemsDb <text:s/>= read.table( file='payemsDb.csv', <text:s/>row.names=1, header = T, <text:s/>sep = '\t' <text:s text:c="2"/>, <text:s text:c="2"/>as.is = T <text:s/>)</text:p>
      <text:p text:style-name="P54"><text:span text:style-name="T23">rownames( payemsDb ) = payemsDb[ , 1 ]</text:span></text:p>
      <text:p text:style-name="P53">payemsDb = payemsDb[ , -1 ]</text:p>
      <text:p text:style-name="P53"><text:s/></text:p>
      <text:p text:style-name="P53">unrateDb <text:s/>= read.table( file='unrateDb.csv', <text:s/>row.names=1, header = T, <text:s/>sep = '\t' <text:s text:c="2"/>, <text:s text:c="2"/>as.is = T <text:s/>)</text:p>
      <text:p text:style-name="P54"><text:span text:style-name="T23">rownames( unrateDb ) = unrateDb[ , 1 ]</text:span></text:p>
      <text:p text:style-name="P53">unrateDb = unrateDb[ , -1 ]</text:p>
      <text:p text:style-name="P12"><text:span text:style-name="T49"/></text:p>
      <text:p text:style-name="P12">write.table( gdpDb, 'gdp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unrateDb, 'unRate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payemsDb, 'payems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cpiDb, 'cpi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33"/>
      <text:p text:style-name="P33">for( ii in 1:length(unrate.lst) ) cat( ' ii ', ii, length( unrate.lst[[ii]] ),'\n' );</text:p>
      <text:p text:style-name="P33"/>
      <text:p text:style-name="P33">unrate.lst &lt;&lt;- list()</text:p>
      <text:p text:style-name="P33">undebug( load.unrate ) </text:p>
      <text:p text:style-name="P37"><text:span text:style-name="T19">unrate.lst = load.unrate( dnld = fred</text:span><text:span text:style-name="T20">.dnld</text:span><text:span text:style-name="T19">, start = 5, lst=unrate.lst , date.ruler=date.ruler )</text:span></text:p>
      <text:p text:style-name="P27"/>
      <text:p text:style-name="P20">nn = names( unrateDb )</text:p>
      <text:p text:style-name="P6">nn = trimws( nn ) </text:p>
      <text:p text:style-name="P3">nn&lt;-gsub( ":", "", nn, fixed=TRUE)</text:p>
      <text:p text:style-name="P3">nn&lt;-gsub( '-', ".", nn, fixed=TRUE)</text:p>
      <text:p text:style-name="P24">nn&lt;-gsub( "..", ".", nn, fixed=TRUE)</text:p>
      <text:p text:style-name="P24">names( unrateDb ) = nn</text:p>
      <text:p text:style-name="P24"/>
      <text:p text:style-name="P28"># handload payems</text:p>
      <text:p text:style-name="P25"><text:span text:style-name="T30">x</text:span><text:span text:style-name="T37"> = as.data.frame( fredr(series_id = '</text:span><text:span text:style-name="T36">PAYEMS</text:span><text:span text:style-name="T36">'</text:span><text:span text:style-name="T37">, observation_start = as.Date('1991-01-01'), observation_end = as.Date('2019-10-01'), frequency = 'm', <text:s/>units='</text:span><text:span text:style-name="T38">lin</text:span><text:span text:style-name="T37">' ) ) <text:s/></text:span><text:span text:style-name="T37"><text:s/></text:span><text:s/></text:p>
      <text:p text:style-name="P25">L = length( unrate.lst <text:s/>)</text:p>
      <text:p text:style-name="P22">unrate.lst [[ L+1 ]] = as.vector( x[ , 3 ] ) <text:s text:c="3"/># what length is x[,3]? are you short again?</text:p>
      <text:p text:style-name="P22">#payems.lst = payems.lst[ -(L+1) ]</text:p>
      <text:p text:style-name="P22">names(unrate.lst )[ L+1 ] = 'Payroll.Employment'</text:p>
      <text:p text:style-name="P18">length( unrate.lst <text:s/>)</text:p>
      <text:p text:style-name="P26"/>
      <text:p text:style-name="P26"># lst repair</text:p>
      <text:p text:style-name="P39">x<text:span text:style-name="T4"> = as.data.frame( fredr(series_id = '</text:span><text:span text:style-name="T7">UNRATE</text:span><text:span text:style-name="T4">', observation_start = as.Date('1991-01-01'), </text:span></text:p>
      <text:p text:style-name="P21"><text:s text:c="29"/>frequency = 'm', aggregation_method = "avg" ) ) <text:s/>#, units='pch'</text:p>
      <text:p text:style-name="P20">date.ruler = x[ , 1 ]<text:tab/></text:p>
      <text:p text:style-name="P26"><text:span text:style-name="T31">template = data.frame( <text:s/>date.ruler, value=rep( </text:span><text:span text:style-name="T33">NA</text:span><text:span text:style-name="T31">, length( date.ruler ) ) <text:s/>) <text:s/># for unrate</text:span><text:span text:style-name="T30"> </text:span></text:p>
      <text:p text:style-name="P25"><text:span text:style-name="T30">x</text:span><text:span text:style-name="T37"> = as.data.frame( fredr(series_id = '</text:span><text:span text:style-name="T36">PAYEMS'</text:span><text:span text:style-name="T37">, observation_start = as.Date('1991-01-01'), observation_end = as.Date('2019-10-01'), frequency = 'm', <text:s/>units='</text:span><text:span text:style-name="T38">lin</text:span><text:span text:style-name="T37">' ) ) <text:s/></text:span></text:p>
      <text:p text:style-name="P20">mm = charmatch( x <text:s/>= <text:span text:style-name="T29">x[ , 'date' ]</text:span> , table = date.ruler, nomatch = <text:s/>-1 )</text:p>
      <text:p text:style-name="P21">template[ mm, 'value' ] = <text:s/>x[ , 'value' ] <text:s text:c="5"/></text:p>
      <text:p text:style-name="P22">unrate.lst [[ 3 ]] = as.vector( x[ , c(1,3) ] ) <text:s text:c="3"/># what length is x[,3]?</text:p>
      <text:p text:style-name="P22"/>
      <text:p text:style-name="P22">length( unrate.lst )</text:p>
      <text:p text:style-name="P22">names( unrate.lst )</text:p>
      <text:p text:style-name="P34"/>
      <text:p text:style-name="P38"><text:span text:style-name="T21">unr = unrate.lst</text:span><text:span text:style-name="T22">[[ 1 ]]</text:span></text:p>
      <text:p text:style-name="P35"># date.ruler = unr[ , 1 ]</text:p>
      <text:p text:style-name="P6">unrateDb = as.data.frame( matrix( 0, ncol=length( unrate.lst ), nrow= nrow( unr ) <text:s/>) )</text:p>
      <text:p text:style-name="P6">counter = 0 </text:p>
      <text:p text:style-name="P6">for( ii in 1:length( unrate.lst ) ){</text:p>
      <text:p text:style-name="P3"><text:span text:style-name="T47">if( !is.null( </text:span><text:span text:style-name="T21">unrate.lst</text:span><text:span text:style-name="T47">[[ ii ]] ) ) { </text:span></text:p>
      <text:p text:style-name="P6">counter = counter+1; </text:p>
      <text:p text:style-name="P6">unrateDb[ , counter ] = unrate.lst[[ ii ]][ , 2 ];</text:p>
      <text:p text:style-name="P6"><text:s text:c="2"/>} <text:s/># end if</text:p>
      <text:p text:style-name="P6">}</text:p>
      <text:p text:style-name="P6">names( unrateDb ) = names( unrate.lst )</text:p>
      <text:p text:style-name="P22">rownames(unrateDb) = date.ruler </text:p>
      <text:p text:style-name="P12">write.table( unrateDb, 'unRateDb.csv', sep='<text:span text:style-name="T44">\t' <text:s/>, row.names=F, col.names=F )</text:span></text:p>
      <text:p text:style-name="P13"/>
      <text:p text:style-name="P13"># cpi repair in unrateDb </text:p>
      <text:p text:style-name="P39"><text:span text:style-name="T4">CPI = as.data.frame( fredr(series_id = '</text:span><text:span text:style-name="T7">CPIAUCSL</text:span><text:span text:style-name="T4">', observation_start = as.Date('1991-01-01'), frequency = 'm' , unit='</text:span><text:span text:style-name="T8">lin</text:span><text:span text:style-name="T4">' ) ) <text:s text:c="2"/></text:span></text:p>
      <text:p text:style-name="P21"><text:s text:c="2"/></text:p>
      <text:p text:style-name="P26"><text:span text:style-name="T31">template = data.frame( <text:s/>date.ruler, value=rep( </text:span><text:span text:style-name="T33">NA</text:span><text:span text:style-name="T31">, length( date.ruler ) ) <text:s/>) <text:s/># for unrate</text:span> </text:p>
      <text:p text:style-name="P25"><text:span text:style-name="T30">#x</text:span><text:span text:style-name="T37"> = as.data.frame( fredr(series_id = '</text:span><text:span text:style-name="T36">PAYEMS'</text:span><text:span text:style-name="T37">, observation_start = as.Date('1991-01-01'), observation_end = as.Date('2019-10-01'), #frequency = 'm', <text:s/>units='</text:span><text:span text:style-name="T38">lin</text:span><text:span text:style-name="T37">' ) ) <text:s/></text:span></text:p>
      <text:p text:style-name="P20">mm = charmatch( x <text:s/>= CPI<text:span text:style-name="T29">[ , 'date' ]</text:span> , table = date.ruler, nomatch = <text:s/>-1 )</text:p>
      <text:p text:style-name="P21">template[ mm, 'value' ] = <text:s/>CPI[ , 'value' ] <text:s text:c="5"/></text:p>
      <text:p text:style-name="P22">names(unrateDb)[1:6]</text:p>
      <text:p text:style-name="P22">unrateDb[ , 'CPI' ] = template[ , 'value' ]</text:p>
      <text:p text:style-name="P13"/>
      <text:p text:style-name="P17">load.unrate = function( <text:s/>dnld, <text:s/>start = <text:span text:style-name="T2">1 </text:span>, db=unrateDb, <text:s/>lst=list(), date.ruler = date.ruler ){</text:p>
      <text:p text:style-name="P39">ii = length( lst );<text:span text:style-name="T31">units = 'lin'</text:span></text:p>
      <text:p text:style-name="P39">template = data.frame( <text:s/>date.ruler, value=rep( <text:span text:style-name="T42">NA</text:span>, length( date.ruler ) ) <text:s/>)</text:p>
      <text:p text:style-name="P43"/>
      <text:p text:style-name="P43">for( iRow in <text:s/>start:<text:span text:style-name="T25">nrow</text:span>( dnld ) <text:s text:c="2"/>){</text:p>
      <text:p text:style-name="P39">cat( '&gt;&gt;&gt;...&lt;&lt;&lt;', <text:s/>'\n' <text:s text:c="2"/>)</text:p>
      <text:p text:style-name="P39">cat( ' starting index iRow ', iRow, <text:s/>as.matrix( dnld[ iRow, ] ), <text:s/>'\n' <text:s/>)</text:p>
      <text:p text:style-name="P39"/>
      <text:p text:style-name="P41"><text:span text:style-name="T27">ttr = as.data.frame( fredr_series(series_id = </text:span><text:span text:style-name="T2">dnld[ iRow, 2 ]</text:span><text:span text:style-name="T27">, realtime_start = </text:span><text:span text:style-name="T2">as.Date('1990-01-01')</text:span><text:span text:style-name="T27">, realtime_end = NULL ) )</text:span></text:p>
      <text:p text:style-name="P4">gg = grep( pattern = 'Quarterly+' , ttr[1, 'frequency' ] <text:s/>)</text:p>
      <text:p text:style-name="P42">if( length(gg) &gt; 0 ) <text:s/>{ cat( ' skipping Q ', <text:span text:style-name="T9">dnld[ iRow, 2 ], '\n' );</text:span> next; }</text:p>
      <text:p text:style-name="P32"><text:span text:style-name="T28">x = tryCatch( </text:span><text:span text:style-name="T12">fredr( series_id = dnld[ iRow, 2 ], observation_start = as.Date('199</text:span><text:span text:style-name="T11">1</text:span><text:span text:style-name="T12">-01-01'), </text:span><text:span text:style-name="T24">observation_end = as.Date('2019-10-01'), </text:span><text:span text:style-name="T12">frequency = '</text:span><text:span text:style-name="T13">m</text:span><text:span text:style-name="T12">', aggregation_method = "avg", units=</text:span><text:span text:style-name="T15"> </text:span><text:span text:style-name="T14">'lin'</text:span><text:span text:style-name="T13"> </text:span><text:span text:style-name="T12">) , warning=function(w) { cat( 'too many files!','\n' ); <text:s/>w; </text:span><text:span text:style-name="T16">return(lst);</text:span><text:span text:style-name="T12"> <text:s/>} ,</text:span></text:p>
      <text:p text:style-name="P32"><text:span text:style-name="T12"><text:s text:c="21"/>error = function(e) { cat( 'too many files!','\n' ); <text:s/>e; </text:span><text:span text:style-name="T16">return(lst) <text:s/>}</text:span><text:span text:style-name="T12"> )</text:span><text:span text:style-name="T16"> </text:span></text:p>
      <text:p text:style-name="P20">if(inherits( x,"try-error")) { return(lst) }</text:p>
      <text:p text:style-name="P21">x = as.data.frame( x )</text:p>
      <text:p text:style-name="P21">yy.date = x[ , 'date' ]</text:p>
      <text:p text:style-name="P20">mm = charmatch( x <text:s/>= x[ , 1 ] , table = date.ruler, nomatch = <text:s/>-1 )</text:p>
      <text:p text:style-name="P21">template[ mm, 'value' ] = <text:s/>x[ , 'value' ] <text:s text:c="9"/></text:p>
      <text:p text:style-name="P44">L = length( date.ruler )</text:p>
      <text:p text:style-name="P44">ii = ii + 1</text:p>
      <text:p text:style-name="P39">lst[[ ii ]] = template<text:span text:style-name="T4"> </text:span><text:s text:c="13"/></text:p>
      <text:p text:style-name="P39">names(lst)[ ii ] = <text:s/>dnld[ <text:span text:style-name="T25">iRow</text:span>, 1 ] </text:p>
      <text:p text:style-name="P39">assign( x='<text:span text:style-name="T45">unrate.lst</text:span>', value=lst, envir = globalenv() )</text:p>
      <text:p text:style-name="P39">cat( ' col ii saved to lst! ', ii, ' L yy ' , length( yy.date ), <text:s/>'\n' )</text:p>
      <text:p text:style-name="P39">Sys.sleep( time = 1 )</text:p>
      <text:p text:style-name="P39"><text:s text:c="2"/><text:span text:style-name="T6">} <text:s/># end for <text:s text:c="2"/>iRow</text:span></text:p>
      <text:p text:style-name="P45"/>
      <text:p text:style-name="P11">return( lst )</text:p>
      <text:p text:style-name="P11">} # end of fun</text:p>
      <text:p text:style-name="P7"/>
      <text:p text:style-name="P23"/>
      <text:p text:style-name="P23"/>
      <text:p text:style-name="P21">unrate.lst &lt;&lt;- list()</text:p>
      <text:p text:style-name="P33"># <text:s/>undebug( load.fred.unrate ) <text:s text:c="7"/></text:p>
      <text:p text:style-name="P37"><text:span text:style-name="T19">unrate.lst = load.fred.unrate( dnld = fred</text:span><text:span text:style-name="T20">.dnld</text:span><text:span text:style-name="T19">, start = 186 , lst=unrate.lst , date.ruler=date.ruler )</text:span></text:p>
      <text:p text:style-name="P27"/>
      <text:p text:style-name="P27"># handload payems</text:p>
      <text:p text:style-name="P25"><text:span text:style-name="T43">x</text:span><text:span text:style-name="T32"> = as.data.frame( fredr(series_id = '</text:span><text:span text:style-name="T34">PAYEMS</text:span><text:span text:style-name="T35">'</text:span><text:span text:style-name="T32">, observation_start = as.Date('1991-01-01'), observation_end = as.Date('2019-10-01'), frequency = 'm', <text:s/>units='pc1' ) ) <text:s/></text:span><text:span text:style-name="T37"><text:s/></text:span><text:s/></text:p>
      <text:p text:style-name="P25">L = length( unrate.lst <text:s/>)</text:p>
      <text:p text:style-name="P25">cat( L )</text:p>
      <text:p text:style-name="P22">unrate.lst [[ L+1 ]] = as.vector( x[ , 3 ] ) <text:s/></text:p>
      <text:p text:style-name="P22">#payems.lst = payems.lst[ -(L+1) ]</text:p>
      <text:p text:style-name="P22">names(unrate.lst )[ L+1 ] = 'Payroll.Employment'</text:p>
      <text:p text:style-name="P20">length( unrate.lst <text:s/>)</text:p>
      <text:p text:style-name="P20"/>
      <text:p text:style-name="P22">length( unrate.lst )</text:p>
      <text:p text:style-name="P22">names( unrate.lst )</text:p>
      <text:p text:style-name="P22"/>
      <text:p text:style-name="P22">unrateDb = as.data.frame( unrate.lst )</text:p>
      <text:p text:style-name="P22">rownames(unrateDb) = date.ruler </text:p>
      <text:p text:style-name="P23"/>
      <text:p text:style-name="P23"># flip thru all the time-series in unrateDb</text:p>
      <text:p text:style-name="P46">nn = names(unrateDb)</text:p>
      <text:p text:style-name="P22">rn = rownames(unrateDb)</text:p>
      <text:p text:style-name="P46">rb = rainbow( C ) <text:s text:c="2"/># one color per level</text:p>
      <text:p text:style-name="P4">C=ncol(unrateDb)</text:p>
      <text:p text:style-name="P4">L=nrow(unrateDb)</text:p>
      <text:p text:style-name="P47"># undebug(CompareEntirePlots)</text:p>
      <text:p text:style-name="P47">nn=names(unrateDb)</text:p>
      <text:p text:style-name="P47">par ( ask=T )</text:p>
      <text:p text:style-name="P5">for( ii in 1<text:span text:style-name="T39">:</text:span>C ){</text:p>
      <text:p text:style-name="P8">#<text:tab/><text:tab/><text:tab/> sa &lt;- sample( x=1:C, size=2, replace=F ) </text:p>
      <text:p text:style-name="P8">#dd=xx[ , ii , drop=F ]</text:p>
      <text:p text:style-name="P8">#nn=colnames(dd)</text:p>
      <text:p text:style-name="P7">rn=rownames(unrateDb)</text:p>
      <text:p text:style-name="P7">#<text:tab/>response.name = response.name</text:p>
      <text:p text:style-name="P8">#ddr = cbind( dd, response=response )</text:p>
      <text:p text:style-name="P8"># <text:s text:c="2"/><text:tab/><text:tab/>x.lo<text:span text:style-name="T40">&lt;- loess( response~., degree=1, <text:s/>span=0.25, <text:s/>data=as.data.frame(ddr)</text:span><text:span text:style-name="T41"> ) <text:s/></text:span></text:p>
      <text:p text:style-name="P30">x.spl = smooth.spline( x=x, y=unrateDb[ , ii ], spar=0.4 ) <text:s text:c="25"/>#, col='blue', lwd=1.1 )</text:p>
      <text:p text:style-name="P31"><text:span text:style-name="T3"># <text:tab/><text:tab/><text:tab/><text:tab/><text:tab/><text:tab/>pr = predict( object=x.spl , x=x )$y</text:span><text:span text:style-name="T41"> <text:s text:c="2"/></text:span></text:p>
      <text:p text:style-name="P8">ee = resid( x.spl ) </text:p>
      <text:p text:style-name="P50">r = list()</text:p>
      <text:p text:style-name="P50">win = 1:length(response) <text:s text:c="3"/>#(L-29):L</text:p>
      <text:p text:style-name="P50">r$residuals = <text:s text:c="2"/>ee[win] <text:s text:c="19"/></text:p>
      <text:p text:style-name="P51">r$fitted.values = ( response-ee )[win] <text:s text:c="19"/></text:p>
      <text:p text:style-name="P51">r$evalsPop[1] = mean(abs(ee))<text:tab/><text:tab/>#Error.Metric( resid=r$residuals, trim=0.0, pow=1, weights=rep(1,length(r$residuals)) <text:s text:c="2"/>)<text:span text:style-name="T31"> </text:span></text:p>
      <text:p text:style-name="P48">r$response = <text:s/>response[win];</text:p>
      <text:p text:style-name="P48">r$rn = rn[win]</text:p>
      <text:p text:style-name="P48">title = paste( 'time-series plot for: ', nn[ii], sep = ' ' )</text:p>
      <text:p text:style-name="P48">cat( ii, '\n' )</text:p>
      <text:p text:style-name="P47">CompareEntirePlots( result=r , response.name=nn[ ii ]<text:span text:style-name="T40">, rug=T, title=title, pch='.', lty=1</text:span>, <text:span text:style-name="T40">lwd=0.5, cex=0.75</text:span> )</text:p>
      <text:p text:style-name="P49"/>
      <text:p text:style-name="P49">} # end of for flip cards;</text:p>
      <text:p text:style-name="P2"/>
      <text:p text:style-name="P2">undebug(xy.fed.plot)</text:p>
      <text:p text:style-name="P2"/>
      <text:p text:style-name="P29">xy.fed.plot( unrateDb=unrateDb, responseCol = 1 )</text:p>
      <text:p text:style-name="P17"/>
      <text:p text:style-name="P18">graphics.off()</text:p>
      <text:p text:style-name="P17"/>
      <text:p text:style-name="P17">load.fred.unrate = function( <text:s/>dnld, <text:s/>start = <text:span text:style-name="T2">1 </text:span>, <text:s/>lst=list(), date.ruler = date.ruler ){</text:p>
      <text:p text:style-name="P18"># lst = get ( 'unrate.lst' )</text:p>
      <text:p text:style-name="P39">ii = length( lst ); <text:s/><text:span text:style-name="T31">units = 'lin'</text:span></text:p>
      <text:p text:style-name="P43"/>
      <text:p text:style-name="P43">for( iRow in <text:s/>start:<text:span text:style-name="T25">nrow</text:span>( dnld ) <text:s text:c="2"/>){</text:p>
      <text:p text:style-name="P39">cat( '&gt;&gt;&gt;...&lt;&lt;&lt;', <text:s/>'\n' <text:s text:c="2"/>)</text:p>
      <text:p text:style-name="P39">cat( ' starting index iRow ', iRow, <text:s/>as.matrix( dnld[ iRow, ] ), <text:s/>'\n' <text:s/>)</text:p>
      <text:p text:style-name="P41"><text:span text:style-name="T27">ttr = as.data.frame( fredr_series(series_id = </text:span><text:span text:style-name="T2">dnld[ iRow, 2 ]</text:span><text:span text:style-name="T27">, realtime_start = </text:span><text:span text:style-name="T2">as.Date('199</text:span><text:span text:style-name="T10">0</text:span><text:span text:style-name="T2">-01-01')</text:span><text:span text:style-name="T27">, realtime_end = NULL ) )</text:span></text:p>
      <text:p text:style-name="P4">gg = grep( pattern = 'Quarterly+' , ttr[1, 'frequency' ] <text:s/>)</text:p>
      <text:p text:style-name="P42">if( length(gg) &gt; 0 ) <text:s/>{ cat( ' skipping Q ', <text:span text:style-name="T9">dnld[ iRow, 2 ], '\n' );</text:span> next; }</text:p>
      <text:p text:style-name="P32"><text:span text:style-name="T28">x = tryCatch( </text:span><text:span text:style-name="T12">fredr( series_id = dnld[ iRow, 2 ], observation_start = as.Date('199</text:span><text:span text:style-name="T11">1</text:span><text:span text:style-name="T12">-01-01'), </text:span><text:span text:style-name="T24">observation_end = as.Date('2019-10-01'), </text:span><text:span text:style-name="T12">frequency = '</text:span><text:span text:style-name="T13">m</text:span><text:span text:style-name="T12">', aggregation_method = "avg", units=</text:span><text:span text:style-name="T15"> </text:span><text:span text:style-name="T14">'lin'</text:span><text:span text:style-name="T13"> </text:span><text:span text:style-name="T12">) , warning=function(w) { cat( 'too many files!','\n' ); <text:s/>w; </text:span><text:span text:style-name="T16">return(lst);</text:span><text:span text:style-name="T12"> <text:s/>} ,</text:span></text:p>
      <text:p text:style-name="P32"><text:span text:style-name="T12"><text:s text:c="21"/>error = function(e) { cat( 'too many files!','\n' ); <text:s/>e; </text:span><text:span text:style-name="T16">return(lst) <text:s/>}</text:span><text:span text:style-name="T12"> )</text:span><text:span text:style-name="T16"> </text:span></text:p>
      <text:p text:style-name="P20">if(inherits( x,"try-error")) { return(lst) }</text:p>
      <text:p text:style-name="P21">x = as.data.frame( x ) </text:p>
      <text:p text:style-name="P44">L = length( date.ruler )</text:p>
      <text:p text:style-name="P18">mm = charmatch( x <text:s/>= x[ , 1 ] , table = date.ruler, nomatch = <text:s/>-1 )</text:p>
      <text:p text:style-name="P18">if( length(mm) &lt; <text:s/>0.85*L &amp;&amp; <text:span text:style-name="T4">dnld[ iRow, 2 ] != '</text:span><text:span text:style-name="T5">DGS30'</text:span> ) { <text:s/>cat( ' rejected len mm&lt;0.85*L: iRow ', iRow, ' len mm ' , length(mm), as.matrix( dnld[ iRow, <text:s text:c="2"/>] ), <text:s/>'\n' <text:s/>); next; }</text:p>
      <text:p text:style-name="P18"><text:span text:style-name="T4">missing.values = (1:L) [ is.na( x[ ,'value' ] ) <text:s/>| <text:s/>is.nan( x[ , 'value' ] ) <text:s/>]</text:span><text:span text:style-name="T5"> </text:span></text:p>
      <text:p text:style-name="P20">if( length( missing.values ) &gt; 10 &amp;&amp; <text:span text:style-name="T29">dnld[ iRow, 2 ] != '</text:span>DGS30' ) { cat( ' too many missing value, ', length( missing.values ), dnld[ iRow, 1 ], '\n' <text:s/>); next; } <text:s/></text:p>
      <text:p text:style-name="P15">x[ , 'value' <text:s/>] = na_interpolation( x[ , 'value' <text:s/>] , option = "spline")</text:p>
      <text:p text:style-name="P18">if ( length(mm) &lt; L <text:span text:style-name="T4">)</text:span> <text:s text:c="2"/>{ <text:s text:c="11"/></text:p>
      <text:p text:style-name="P18"><text:s text:c="5"/>cat( ' accpted but missing values: iRow ', iRow, ' len mm ' , length(mm), as.matrix( dnld[ iRow, <text:s text:c="2"/>] ), <text:s/>'\n' <text:s/>)</text:p>
      <text:p text:style-name="P18"># where do u have values</text:p>
      <text:p text:style-name="P18"><text:tab/> <text:s/>existing.vals = <text:s/>!( <text:span text:style-name="T4">is.na( x[ ,'value' ] ) <text:s/>| <text:s/>is.nan( x[ , 'value' ] ) <text:s/>)</text:span></text:p>
      <text:p text:style-name="P21"><text:tab/> <text:s/>existing.vals = (1:L)[existing.vals] <text:s/># convert from logical to integer</text:p>
      <text:p text:style-name="P18"># mm is existing dates</text:p>
      <text:p text:style-name="P18"><text:s text:c="5"/>existing = intersect( existing.vals, mm )</text:p>
      <text:p text:style-name="P18"># <text:s text:c="2"/>missing ( to be filled in )</text:p>
      <text:p text:style-name="P18"><text:tab/> <text:s/>missing.vals = ( <text:span text:style-name="T4">is.na( x[ ,'value' ] ) <text:s/>| <text:s/>is.nan( x[ , 'value' ] ) <text:s/>)</text:span></text:p>
      <text:p text:style-name="P21"><text:tab/> <text:s/>missing.vals = (1:L)[ missing.vals ] <text:s text:c="9"/># missing.vals from logical to integer</text:p>
      <text:p text:style-name="P18"><text:span text:style-name="T4"><text:s text:c="3"/><text:tab/> <text:s/></text:span><text:span text:style-name="T5">missing.dates = setdiff( x = 1:L, y=mm ) </text:span></text:p>
      <text:p text:style-name="P21"><text:s text:c="5"/>missing = union( missing.dates, missing.vals )</text:p>
      <text:p text:style-name="P21"><text:tab/> <text:s/>if( length( missing ) &lt; 15 ) { </text:p>
      <text:p text:style-name="P19"><text:span text:style-name="T17"><text:s text:c="5"/>x.spl = smooth.spline( x=</text:span><text:span text:style-name="T18">existing</text:span><text:span text:style-name="T17">, y = x[ </text:span><text:span text:style-name="T18">existing</text:span><text:span text:style-name="T17">, 3 ] , spar = 0.45, tol=1e-4 ) <text:s text:c="4"/></text:span></text:p>
      <text:p text:style-name="P18"><text:s text:c="5"/>x[ missing, 'value' ] = predict( x.spl, x=missing )$y</text:p>
      <text:p text:style-name="P18"><text:tab/> <text:s/>x[ missing, 'date' ] = date.ruler[ missing ]</text:p>
      <text:p text:style-name="P18"><text:s text:c="5"/>x[ missing, 'series_id' ] = <text:span text:style-name="T4">dnld[ iRow, 2 ]</text:span></text:p>
      <text:p text:style-name="P21"><text:s text:c="7"/>} # end if</text:p>
      <text:p text:style-name="P21"><text:s text:c="5"/>else {</text:p>
      <text:p text:style-name="P21"><text:tab/> <text:s/>cat( ' missing more than 10 entries! ', '\n' )</text:p>
      <text:p text:style-name="P18"><text:s text:c="5"/>x[ missing, 'value' ] = 'NA'</text:p>
      <text:p text:style-name="P18"><text:tab/> <text:s/>x[ missing, 'date' ] = date.ruler[ missing ]</text:p>
      <text:p text:style-name="P18"><text:s text:c="5"/>x[ missing, 'series_id' ] = <text:span text:style-name="T4">dnld[ iRow, 2 ]</text:span></text:p>
      <text:p text:style-name="P21"><text:s text:c="7"/>} <text:s/>#end else</text:p>
      <text:p text:style-name="P18"><text:s text:c="2"/>} <text:s/># end if ; fill in missing values</text:p>
      <text:p text:style-name="P44"/>
      <text:p text:style-name="P44">if( any( is.na(x) ) ) { cat( ' rejected on NA ',<text:span text:style-name="T30"> '\n' <text:s/>) ; browser(); </text:span>next }</text:p>
      <text:p text:style-name="P44"/>
      <text:p text:style-name="P44">ii = ii + 1</text:p>
      <text:p text:style-name="P39">lst[[ ii ]] = x[ , 'value' ] <text:s text:c="24"/></text:p>
      <text:p text:style-name="P39">names(lst)[ ii ] = <text:s/>dnld[ <text:span text:style-name="T26">iRow</text:span>, 1 ] </text:p>
      <text:p text:style-name="P39">assign( x='unrate.lst', value=lst, envir = globalenv() )</text:p>
      <text:p text:style-name="P39">cat( ' col ii saved to lst! ', ii, '\n' )</text:p>
      <text:p text:style-name="P40">Sys.sleep( time=2 )</text:p>
      <text:p text:style-name="P39"><text:s text:c="2"/><text:span text:style-name="T6">} <text:s/># end for <text:s text:c="2"/>iRow</text:span></text:p>
      <text:p text:style-name="P45"/>
      <text:p text:style-name="P11">return( lst )</text:p>
      <text:p text:style-name="P11">} # end of fun</text:p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1-11T06:50:46.39</meta:creation-date>
    <dc:date>2019-12-06T17:49:47.09</dc:date>
    <dc:creator>Lloyd L</dc:creator>
    <meta:editing-duration>P3DT11H21M29S</meta:editing-duration>
    <meta:editing-cycles>41</meta:editing-cycles>
    <meta:generator>OpenOffice/4.1.6$Win32 OpenOffice.org_project/416m1$Build-9790</meta:generator>
    <meta:document-statistic meta:table-count="0" meta:image-count="0" meta:object-count="0" meta:page-count="1" meta:paragraph-count="220" meta:word-count="1818" meta:character-count="11171"/>
  </office:meta>
</office:document-meta>
</file>